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746cm" table:align="margins"/>
    </style:style>
    <style:style style:name="Table1.A" style:family="table-column">
      <style:table-column-properties style:column-width="6.184cm" style:rel-column-width="24203*"/>
    </style:style>
    <style:style style:name="Table1.B" style:family="table-column">
      <style:table-column-properties style:column-width="5.281cm" style:rel-column-width="20667*"/>
    </style:style>
    <style:style style:name="Table1.C" style:family="table-column">
      <style:table-column-properties style:column-width="5.281cm" style:rel-column-width="20665*"/>
    </style:style>
    <style:style style:name="Table1.1" style:family="table-row">
      <style:table-row-properties style:min-row-height="1.083cm"/>
    </style:style>
    <style:style style:name="Table1.A1" style:family="table-cell">
      <style:table-cell-properties fo:padding="0.097cm" fo:border-left="1.05pt solid #000000" fo:border-right="none" fo:border-top="1.05pt solid #000000" fo:border-bottom="1.05pt solid #000000"/>
    </style:style>
    <style:style style:name="Table1.B1" style:family="table-cell">
      <style:table-cell-properties fo:padding="0.097cm" fo:border-left="1.05pt solid #000000" fo:border-right="none" fo:border-top="1.05pt solid #000000" fo:border-bottom="none"/>
    </style:style>
    <style:style style:name="Table1.C1" style:family="table-cell">
      <style:table-cell-properties fo:padding="0.097cm" fo:border-left="1.05pt solid #000000" fo:border-right="1.05pt solid #000000" fo:border-top="1.05pt solid #000000" fo:border-bottom="none"/>
    </style:style>
    <style:style style:name="Table1.2" style:family="table-row">
      <style:table-row-properties style:min-row-height="1.623cm"/>
    </style:style>
    <style:style style:name="Table1.B2" style:family="table-cell">
      <style:table-cell-properties fo:padding="0.097cm" fo:border-left="1.05pt solid #000000" fo:border-right="none" fo:border-top="none" fo:border-bottom="1.05pt solid #000000"/>
    </style:style>
    <style:style style:name="Table1.C2" style:family="table-cell">
      <style:table-cell-properties fo:padding="0.097cm" fo:border-left="1.05pt solid #000000" fo:border-right="1.05pt solid #000000" fo:border-top="none" fo:border-bottom="1.05pt solid #000000"/>
    </style:style>
    <style:style style:name="Table2" style:family="table">
      <style:table-properties style:width="16.836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7.026cm"/>
    </style:style>
    <style:style style:name="Table2.C" style:family="table-column">
      <style:table-column-properties style:column-width="2.415cm"/>
    </style:style>
    <style:style style:name="Table2.D" style:family="table-column">
      <style:table-column-properties style:column-width="1.723cm"/>
    </style:style>
    <style:style style:name="Table2.E" style:family="table-column">
      <style:table-column-properties style:column-width="2.817cm"/>
    </style:style>
    <style:style style:name="Table2.F" style:family="table-column">
      <style:table-column-properties style:column-width="1.863cm"/>
    </style:style>
    <style:style style:name="Table2.1" style:family="table-row">
      <style:table-row-properties style:min-row-height="1.113cm"/>
    </style:style>
    <style:style style:name="Table2.A1" style:family="table-cell">
      <style:table-cell-properties fo:padding="0.097cm" fo:border-left="1.05pt solid #000000" fo:border-right="none" fo:border-top="1.05pt solid #000000" fo:border-bottom="0.05pt solid #000000"/>
    </style:style>
    <style:style style:name="Table2.E1" style:family="table-cell">
      <style:table-cell-properties fo:padding="0.097cm" fo:border-left="1.05pt solid #000000" fo:border-right="1.05pt solid #000000" fo:border-top="1.05pt solid #000000" fo:border-bottom="0.05pt solid #000000"/>
    </style:style>
    <style:style style:name="Table2.2" style:family="table-row">
      <style:table-row-properties style:min-row-height="0.721cm"/>
    </style:style>
    <style:style style:name="Table2.E2" style:family="table-cell">
      <style:table-cell-properties fo:padding="0.097cm" fo:border-left="1.05pt solid #000000" fo:border-right="1.05pt solid #000000" fo:border-top="none" fo:border-bottom="0.05pt solid #000000"/>
    </style:style>
    <style:style style:name="Table2.3" style:family="table-row">
      <style:table-row-properties style:min-row-height="0.529cm"/>
    </style:style>
    <style:style style:name="Table2.A3" style:family="table-cell">
      <style:table-cell-properties style:vertical-align="" fo:padding="0.097cm" fo:border-left="1.05pt solid #000000" fo:border-right="none" fo:border-top="0.05pt solid #000000" fo:border-bottom="none"/>
    </style:style>
    <style:style style:name="Table2.B3" style:family="table-cell">
      <style:table-cell-properties fo:padding="0.097cm" fo:border-left="1.05pt solid #000000" fo:border-right="none" fo:border-top="0.05pt solid #000000" fo:border-bottom="none"/>
    </style:style>
    <style:style style:name="Table2.C3" style:family="table-cell">
      <style:table-cell-properties fo:padding="0.097cm" fo:border-left="1.05pt solid #000000" fo:border-right="none" fo:border-top="0.05pt solid #000000" fo:border-bottom="none"/>
    </style:style>
    <style:style style:name="Table2.D3" style:family="table-cell">
      <style:table-cell-properties fo:padding="0.097cm" fo:border-left="1.05pt solid #000000" fo:border-right="none" fo:border-top="0.05pt solid #000000" fo:border-bottom="none"/>
    </style:style>
    <style:style style:name="Table2.E3" style:family="table-cell">
      <style:table-cell-properties fo:padding="0.097cm" fo:border-left="1.05pt solid #000000" fo:border-right="none" fo:border-top="0.05pt solid #000000" fo:border-bottom="none"/>
    </style:style>
    <style:style style:name="Table2.F3" style:family="table-cell">
      <style:table-cell-properties fo:padding="0.097cm" fo:border-left="1.05pt solid #000000" fo:border-right="1.05pt solid #000000" fo:border-top="0.05pt solid #000000" fo:border-bottom="none"/>
    </style:style>
    <style:style style:name="Table2.A4" style:family="table-cell">
      <style:table-cell-properties fo:padding="0.097cm" fo:border-left="1.05pt solid #000000" fo:border-right="none" fo:border-top="none" fo:border-bottom="none"/>
    </style:style>
    <style:style style:name="Table2.B4" style:family="table-cell">
      <style:table-cell-properties fo:padding="0.097cm" fo:border-left="1.05pt solid #000000" fo:border-right="none" fo:border-top="none" fo:border-bottom="none"/>
    </style:style>
    <style:style style:name="Table2.C4" style:family="table-cell">
      <style:table-cell-properties fo:padding="0.097cm" fo:border-left="1.05pt solid #000000" fo:border-right="none" fo:border-top="none" fo:border-bottom="none"/>
    </style:style>
    <style:style style:name="Table2.D4" style:family="table-cell">
      <style:table-cell-properties fo:padding="0.097cm" fo:border-left="1.05pt solid #000000" fo:border-right="none" fo:border-top="none" fo:border-bottom="none"/>
    </style:style>
    <style:style style:name="Table2.E4" style:family="table-cell">
      <style:table-cell-properties fo:padding="0.097cm" fo:border-left="1.05pt solid #000000" fo:border-right="none" fo:border-top="none" fo:border-bottom="none"/>
    </style:style>
    <style:style style:name="Table2.F4" style:family="table-cell">
      <style:table-cell-properties fo:padding="0.097cm" fo:border-left="1.05pt solid #000000" fo:border-right="1.05pt solid #000000" fo:border-top="none" fo:border-bottom="none"/>
    </style:style>
    <style:style style:name="Table2.A5" style:family="table-cell">
      <style:table-cell-properties fo:padding="0.097cm" fo:border-left="1.05pt solid #000000" fo:border-right="none" fo:border-top="none" fo:border-bottom="none"/>
    </style:style>
    <style:style style:name="Table2.B5" style:family="table-cell">
      <style:table-cell-properties fo:padding="0.097cm" fo:border-left="1.05pt solid #000000" fo:border-right="none" fo:border-top="none" fo:border-bottom="none"/>
    </style:style>
    <style:style style:name="Table2.C5" style:family="table-cell">
      <style:table-cell-properties fo:padding="0.097cm" fo:border-left="1.05pt solid #000000" fo:border-right="none" fo:border-top="none" fo:border-bottom="none"/>
    </style:style>
    <style:style style:name="Table2.D5" style:family="table-cell">
      <style:table-cell-properties fo:padding="0.097cm" fo:border-left="1.05pt solid #000000" fo:border-right="none" fo:border-top="none" fo:border-bottom="none"/>
    </style:style>
    <style:style style:name="Table2.E5" style:family="table-cell">
      <style:table-cell-properties fo:padding="0.097cm" fo:border-left="1.05pt solid #000000" fo:border-right="none" fo:border-top="none" fo:border-bottom="none"/>
    </style:style>
    <style:style style:name="Table2.F5" style:family="table-cell">
      <style:table-cell-properties fo:padding="0.097cm" fo:border-left="1.05pt solid #000000" fo:border-right="1.05pt solid #000000" fo:border-top="none" fo:border-bottom="none"/>
    </style:style>
    <style:style style:name="Table2.A6" style:family="table-cell">
      <style:table-cell-properties fo:padding="0.097cm" fo:border-left="1.05pt solid #000000" fo:border-right="none" fo:border-top="none" fo:border-bottom="none"/>
    </style:style>
    <style:style style:name="Table2.B6" style:family="table-cell">
      <style:table-cell-properties fo:padding="0.097cm" fo:border-left="1.05pt solid #000000" fo:border-right="none" fo:border-top="none" fo:border-bottom="none"/>
    </style:style>
    <style:style style:name="Table2.C6" style:family="table-cell">
      <style:table-cell-properties fo:padding="0.097cm" fo:border-left="1.05pt solid #000000" fo:border-right="none" fo:border-top="none" fo:border-bottom="none"/>
    </style:style>
    <style:style style:name="Table2.D6" style:family="table-cell">
      <style:table-cell-properties fo:padding="0.097cm" fo:border-left="1.05pt solid #000000" fo:border-right="none" fo:border-top="none" fo:border-bottom="none"/>
    </style:style>
    <style:style style:name="Table2.E6" style:family="table-cell">
      <style:table-cell-properties fo:padding="0.097cm" fo:border-left="1.05pt solid #000000" fo:border-right="none" fo:border-top="none" fo:border-bottom="none"/>
    </style:style>
    <style:style style:name="Table2.F6" style:family="table-cell">
      <style:table-cell-properties fo:padding="0.097cm" fo:border-left="1.05pt solid #000000" fo:border-right="1.05pt solid #000000" fo:border-top="none" fo:border-bottom="none"/>
    </style:style>
    <style:style style:name="Table2.A7" style:family="table-cell">
      <style:table-cell-properties fo:padding="0.097cm" fo:border-left="1.05pt solid #000000" fo:border-right="none" fo:border-top="none" fo:border-bottom="none"/>
    </style:style>
    <style:style style:name="Table2.B7" style:family="table-cell">
      <style:table-cell-properties fo:padding="0.097cm" fo:border-left="1.05pt solid #000000" fo:border-right="none" fo:border-top="none" fo:border-bottom="none"/>
    </style:style>
    <style:style style:name="Table2.C7" style:family="table-cell">
      <style:table-cell-properties fo:padding="0.097cm" fo:border-left="1.05pt solid #000000" fo:border-right="none" fo:border-top="none" fo:border-bottom="none"/>
    </style:style>
    <style:style style:name="Table2.D7" style:family="table-cell">
      <style:table-cell-properties fo:padding="0.097cm" fo:border-left="1.05pt solid #000000" fo:border-right="none" fo:border-top="none" fo:border-bottom="none"/>
    </style:style>
    <style:style style:name="Table2.E7" style:family="table-cell">
      <style:table-cell-properties fo:padding="0.097cm" fo:border-left="1.05pt solid #000000" fo:border-right="none" fo:border-top="none" fo:border-bottom="none"/>
    </style:style>
    <style:style style:name="Table2.F7" style:family="table-cell">
      <style:table-cell-properties fo:padding="0.097cm" fo:border-left="1.05pt solid #000000" fo:border-right="1.05pt solid #000000" fo:border-top="none" fo:border-bottom="none"/>
    </style:style>
    <style:style style:name="Table2.A8" style:family="table-cell">
      <style:table-cell-properties fo:padding="0.097cm" fo:border-left="1.05pt solid #000000" fo:border-right="none" fo:border-top="none" fo:border-bottom="none"/>
    </style:style>
    <style:style style:name="Table2.B8" style:family="table-cell">
      <style:table-cell-properties fo:padding="0.097cm" fo:border-left="1.05pt solid #000000" fo:border-right="none" fo:border-top="none" fo:border-bottom="none"/>
    </style:style>
    <style:style style:name="Table2.C8" style:family="table-cell">
      <style:table-cell-properties fo:padding="0.097cm" fo:border-left="1.05pt solid #000000" fo:border-right="none" fo:border-top="none" fo:border-bottom="none"/>
    </style:style>
    <style:style style:name="Table2.D8" style:family="table-cell">
      <style:table-cell-properties fo:padding="0.097cm" fo:border-left="1.05pt solid #000000" fo:border-right="none" fo:border-top="none" fo:border-bottom="none"/>
    </style:style>
    <style:style style:name="Table2.E8" style:family="table-cell">
      <style:table-cell-properties fo:padding="0.097cm" fo:border-left="1.05pt solid #000000" fo:border-right="none" fo:border-top="none" fo:border-bottom="none"/>
    </style:style>
    <style:style style:name="Table2.F8" style:family="table-cell">
      <style:table-cell-properties fo:padding="0.097cm" fo:border-left="1.05pt solid #000000" fo:border-right="1.05pt solid #000000" fo:border-top="none" fo:border-bottom="none"/>
    </style:style>
    <style:style style:name="Table2.A9" style:family="table-cell">
      <style:table-cell-properties fo:padding="0.097cm" fo:border-left="1.05pt solid #000000" fo:border-right="none" fo:border-top="none" fo:border-bottom="none"/>
    </style:style>
    <style:style style:name="Table2.B9" style:family="table-cell">
      <style:table-cell-properties fo:padding="0.097cm" fo:border-left="1.05pt solid #000000" fo:border-right="none" fo:border-top="none" fo:border-bottom="none"/>
    </style:style>
    <style:style style:name="Table2.C9" style:family="table-cell">
      <style:table-cell-properties fo:padding="0.097cm" fo:border-left="1.05pt solid #000000" fo:border-right="none" fo:border-top="none" fo:border-bottom="none"/>
    </style:style>
    <style:style style:name="Table2.D9" style:family="table-cell">
      <style:table-cell-properties fo:padding="0.097cm" fo:border-left="1.05pt solid #000000" fo:border-right="none" fo:border-top="none" fo:border-bottom="none"/>
    </style:style>
    <style:style style:name="Table2.E9" style:family="table-cell">
      <style:table-cell-properties fo:padding="0.097cm" fo:border-left="1.05pt solid #000000" fo:border-right="none" fo:border-top="none" fo:border-bottom="none"/>
    </style:style>
    <style:style style:name="Table2.F9" style:family="table-cell">
      <style:table-cell-properties fo:padding="0.097cm" fo:border-left="1.05pt solid #000000" fo:border-right="1.05pt solid #000000" fo:border-top="none" fo:border-bottom="none"/>
    </style:style>
    <style:style style:name="Table2.A10" style:family="table-cell">
      <style:table-cell-properties fo:padding="0.097cm" fo:border-left="1.05pt solid #000000" fo:border-right="none" fo:border-top="none" fo:border-bottom="none"/>
    </style:style>
    <style:style style:name="Table2.B10" style:family="table-cell">
      <style:table-cell-properties fo:padding="0.097cm" fo:border-left="1.05pt solid #000000" fo:border-right="none" fo:border-top="none" fo:border-bottom="none"/>
    </style:style>
    <style:style style:name="Table2.C10" style:family="table-cell">
      <style:table-cell-properties fo:padding="0.097cm" fo:border-left="1.05pt solid #000000" fo:border-right="none" fo:border-top="none" fo:border-bottom="none"/>
    </style:style>
    <style:style style:name="Table2.D10" style:family="table-cell">
      <style:table-cell-properties fo:padding="0.097cm" fo:border-left="1.05pt solid #000000" fo:border-right="none" fo:border-top="none" fo:border-bottom="none"/>
    </style:style>
    <style:style style:name="Table2.E10" style:family="table-cell">
      <style:table-cell-properties fo:padding="0.097cm" fo:border-left="1.05pt solid #000000" fo:border-right="none" fo:border-top="none" fo:border-bottom="none"/>
    </style:style>
    <style:style style:name="Table2.F10" style:family="table-cell">
      <style:table-cell-properties fo:padding="0.097cm" fo:border-left="1.05pt solid #000000" fo:border-right="1.05pt solid #000000" fo:border-top="none" fo:border-bottom="none"/>
    </style:style>
    <style:style style:name="Table2.A11" style:family="table-cell">
      <style:table-cell-properties fo:padding="0.097cm" fo:border-left="1.05pt solid #000000" fo:border-right="none" fo:border-top="none" fo:border-bottom="none"/>
    </style:style>
    <style:style style:name="Table2.B11" style:family="table-cell">
      <style:table-cell-properties fo:padding="0.097cm" fo:border-left="1.05pt solid #000000" fo:border-right="none" fo:border-top="none" fo:border-bottom="none"/>
    </style:style>
    <style:style style:name="Table2.C11" style:family="table-cell">
      <style:table-cell-properties fo:padding="0.097cm" fo:border-left="1.05pt solid #000000" fo:border-right="none" fo:border-top="none" fo:border-bottom="none"/>
    </style:style>
    <style:style style:name="Table2.D11" style:family="table-cell">
      <style:table-cell-properties fo:padding="0.097cm" fo:border-left="1.05pt solid #000000" fo:border-right="none" fo:border-top="none" fo:border-bottom="none"/>
    </style:style>
    <style:style style:name="Table2.E11" style:family="table-cell">
      <style:table-cell-properties fo:padding="0.097cm" fo:border-left="1.05pt solid #000000" fo:border-right="none" fo:border-top="none" fo:border-bottom="none"/>
    </style:style>
    <style:style style:name="Table2.F11" style:family="table-cell">
      <style:table-cell-properties fo:padding="0.097cm" fo:border-left="1.05pt solid #000000" fo:border-right="1.05pt solid #000000" fo:border-top="none" fo:border-bottom="none"/>
    </style:style>
    <style:style style:name="Table2.A12" style:family="table-cell">
      <style:table-cell-properties fo:padding="0.097cm" fo:border-left="1.05pt solid #000000" fo:border-right="none" fo:border-top="none" fo:border-bottom="none"/>
    </style:style>
    <style:style style:name="Table2.B12" style:family="table-cell">
      <style:table-cell-properties fo:padding="0.097cm" fo:border-left="1.05pt solid #000000" fo:border-right="none" fo:border-top="none" fo:border-bottom="none"/>
    </style:style>
    <style:style style:name="Table2.C12" style:family="table-cell">
      <style:table-cell-properties fo:padding="0.097cm" fo:border-left="1.05pt solid #000000" fo:border-right="none" fo:border-top="none" fo:border-bottom="none"/>
    </style:style>
    <style:style style:name="Table2.D12" style:family="table-cell">
      <style:table-cell-properties fo:padding="0.097cm" fo:border-left="1.05pt solid #000000" fo:border-right="none" fo:border-top="none" fo:border-bottom="none"/>
    </style:style>
    <style:style style:name="Table2.E12" style:family="table-cell">
      <style:table-cell-properties fo:padding="0.097cm" fo:border-left="1.05pt solid #000000" fo:border-right="none" fo:border-top="none" fo:border-bottom="none"/>
    </style:style>
    <style:style style:name="Table2.F12" style:family="table-cell">
      <style:table-cell-properties fo:padding="0.097cm" fo:border-left="1.05pt solid #000000" fo:border-right="1.05pt solid #000000" fo:border-top="none" fo:border-bottom="none"/>
    </style:style>
    <style:style style:name="Table2.A13" style:family="table-cell">
      <style:table-cell-properties fo:padding="0.097cm" fo:border-left="1.05pt solid #000000" fo:border-right="none" fo:border-top="none" fo:border-bottom="0.05pt solid #000000"/>
    </style:style>
    <style:style style:name="Table2.B13" style:family="table-cell">
      <style:table-cell-properties fo:padding="0.097cm" fo:border-left="1.05pt solid #000000" fo:border-right="none" fo:border-top="none" fo:border-bottom="0.05pt solid #000000"/>
    </style:style>
    <style:style style:name="Table2.C13" style:family="table-cell">
      <style:table-cell-properties fo:padding="0.097cm" fo:border-left="1.05pt solid #000000" fo:border-right="none" fo:border-top="none" fo:border-bottom="0.05pt solid #000000"/>
    </style:style>
    <style:style style:name="Table2.D13" style:family="table-cell">
      <style:table-cell-properties fo:padding="0.097cm" fo:border-left="1.05pt solid #000000" fo:border-right="none" fo:border-top="none" fo:border-bottom="0.05pt solid #000000"/>
    </style:style>
    <style:style style:name="Table2.E13" style:family="table-cell">
      <style:table-cell-properties fo:padding="0.097cm" fo:border-left="1.05pt solid #000000" fo:border-right="none" fo:border-top="none" fo:border-bottom="0.05pt solid #000000"/>
    </style:style>
    <style:style style:name="Table2.A14" style:family="table-cell">
      <style:table-cell-properties fo:padding="0.097cm" fo:border-left="1.05pt solid #000000" fo:border-right="none" fo:border-top="none" fo:border-bottom="0.05pt solid #000000"/>
    </style:style>
    <style:style style:name="Table2.C14" style:family="table-cell">
      <style:table-cell-properties fo:padding="0.097cm" fo:border-left="1.05pt solid #000000" fo:border-right="none" fo:border-top="none" fo:border-bottom="0.05pt solid #000000"/>
    </style:style>
    <style:style style:name="Table2.E14" style:family="table-cell">
      <style:table-cell-properties fo:padding="0.097cm" fo:border-left="1.05pt solid #000000" fo:border-right="none" fo:border-top="none" fo:border-bottom="0.05pt solid #000000"/>
    </style:style>
    <style:style style:name="Table2.A15" style:family="table-cell">
      <style:table-cell-properties fo:padding="0.097cm" fo:border-left="1.05pt solid #000000" fo:border-right="none" fo:border-top="none" fo:border-bottom="0.05pt solid #000000"/>
    </style:style>
    <style:style style:name="Table2.C15" style:family="table-cell">
      <style:table-cell-properties fo:padding="0.097cm" fo:border-left="1.05pt solid #000000" fo:border-right="none" fo:border-top="none" fo:border-bottom="0.05pt solid #000000"/>
    </style:style>
    <style:style style:name="Table2.E15" style:family="table-cell">
      <style:table-cell-properties fo:padding="0.097cm" fo:border-left="1.05pt solid #000000" fo:border-right="none" fo:border-top="none" fo:border-bottom="0.05pt solid #000000"/>
    </style:style>
    <style:style style:name="Table2.A16" style:family="table-cell">
      <style:table-cell-properties fo:padding="0.097cm" fo:border-left="1.05pt solid #000000" fo:border-right="none" fo:border-top="none" fo:border-bottom="1.05pt solid #000000"/>
    </style:style>
    <style:style style:name="Table2.C16" style:family="table-cell">
      <style:table-cell-properties fo:padding="0.097cm" fo:border-left="1.05pt solid #000000" fo:border-right="none" fo:border-top="none" fo:border-bottom="0.05pt solid #000000"/>
    </style:style>
    <style:style style:name="Table2.E16" style:family="table-cell">
      <style:table-cell-properties fo:padding="0.097cm" fo:border-left="1.05pt solid #000000" fo:border-right="none" fo:border-top="none" fo:border-bottom="0.05pt solid #000000"/>
    </style:style>
    <style:style style:name="Table2.A17" style:family="table-cell">
      <style:table-cell-properties fo:padding="0.097cm" fo:border-left="1.05pt solid #000000" fo:border-right="none" fo:border-top="none" fo:border-bottom="1.05pt solid #000000"/>
    </style:style>
    <style:style style:name="Table2.C17" style:family="table-cell">
      <style:table-cell-properties fo:padding="0.097cm" fo:border-left="1.05pt solid #000000" fo:border-right="none" fo:border-top="none" fo:border-bottom="1.05pt solid #000000"/>
    </style:style>
    <style:style style:name="Table2.E17" style:family="table-cell">
      <style:table-cell-properties fo:padding="0.097cm" fo:border-left="1.05pt solid #000000" fo:border-right="none" fo:border-top="none" fo:border-bottom="1.05pt solid #000000"/>
    </style:style>
    <style:style style:name="Table2.F17" style:family="table-cell">
      <style:table-cell-properties fo:padding="0.097cm" fo:border-left="1.05pt solid #000000" fo:border-right="1.05pt solid #000000" fo:border-top="none" fo:border-bottom="1.05pt solid #000000"/>
    </style:style>
    <style:style style:name="P1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style:font-size-asian="9.60000038146973pt" style:font-style-asian="normal" style:font-size-complex="11pt" style:font-style-complex="normal"/>
    </style:style>
    <style:style style:name="P13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style:font-name="Georg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text-underline-style="none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</office:automatic-styles>
  <office:body>
    <office:text>
      <text:tracked-changes text:track-changes="false">
        <text:changed-region xml:id="ct183045608" text:id="ct183045608">
          <text:insertion>
            <office:change-info>
              <dc:creator>Unknown Author</dc:creator>
              <dc:date>2012-09-03T10:15:00</dc:date>
            </office:change-info>
          </text:insertion>
        </text:changed-region>
        <text:changed-region xml:id="ct175640680" text:id="ct175640680">
          <text:insertion>
            <office:change-info>
              <dc:creator>Unknown Author</dc:creator>
              <dc:date>2012-09-03T10:27:00</dc:date>
            </office:change-info>
          </text:insertion>
        </text:changed-region>
        <text:changed-region xml:id="ct180972680" text:id="ct180972680">
          <text:insertion>
            <office:change-info>
              <dc:creator>Unknown Author</dc:creator>
              <dc:date>2012-09-03T10:16:00</dc:date>
            </office:change-info>
          </text:insertion>
        </text:changed-region>
        <text:changed-region xml:id="ct181934744" text:id="ct181934744">
          <text:insertion>
            <office:change-info>
              <dc:creator>Unknown Author</dc:creator>
              <dc:date>2012-09-11T13:12:00</dc:date>
            </office:change-info>
          </text:insertion>
        </text:changed-region>
        <text:changed-region xml:id="ct182306800" text:id="ct182306800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183205464" text:id="ct183205464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181230496" text:id="ct181230496">
          <text:insertion>
            <office:change-info>
              <dc:creator>Unknown Author</dc:creator>
              <dc:date>2012-09-11T13:05:00</dc:date>
            </office:change-info>
          </text:insertion>
        </text:changed-region>
        <text:changed-region xml:id="ct181230664" text:id="ct18123066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1230832" text:id="ct18123083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1231000" text:id="ct18123100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1231168" text:id="ct18123116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923768" text:id="ct18092376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923936" text:id="ct18092393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80924104" text:id="ct18092410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924272" text:id="ct18092427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924440" text:id="ct18092444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550000" text:id="ct18055000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720240" text:id="ct18072024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720408" text:id="ct18072040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80720576" text:id="ct18072057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720744" text:id="ct18072074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720912" text:id="ct18072091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923992" text:id="ct17592399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924088" text:id="ct17592408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924400" text:id="ct175924400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75924568" text:id="ct17592456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924736" text:id="ct17592473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924832" text:id="ct1759248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863328" text:id="ct18286332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863552" text:id="ct18286355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863648" text:id="ct18286364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82863744" text:id="ct18286374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680512" text:id="ct17568051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680608" text:id="ct1756806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680864" text:id="ct1756808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680960" text:id="ct175680960">
          <text:insertion>
            <office:change-info>
              <dc:creator>Unknown Author</dc:creator>
              <dc:date>2012-09-11T13:14:00</dc:date>
            </office:change-info>
          </text:insertion>
        </text:changed-region>
        <text:changed-region xml:id="ct175681184" text:id="ct175681184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75681280" text:id="ct17568128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720104" text:id="ct18072010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2184440" text:id="ct18218444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184664" text:id="ct1821846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184888" text:id="ct18218488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182185264" text:id="ct182185264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82185112" text:id="ct18218511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2538064" text:id="ct18253806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2538232" text:id="ct1825382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538400" text:id="ct18253840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2538568" text:id="ct18253856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182538736" text:id="ct18253873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75023616" text:id="ct17502361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023712" text:id="ct17502371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023880" text:id="ct17502388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024048" text:id="ct17502404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024216" text:id="ct175024216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175024456" text:id="ct175024456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175865440" text:id="ct17586544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865608" text:id="ct17586560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75865776" text:id="ct17586577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865944" text:id="ct17586594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75866112" text:id="ct175866112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182538904" text:id="ct18253890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970328" text:id="ct18097032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970496" text:id="ct18097049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180970664" text:id="ct1809706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970832" text:id="ct1809708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180697472" text:id="ct180697472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180697704" text:id="ct180697704">
          <text:insertion>
            <office:change-info>
              <dc:creator>Unknown Author</dc:creator>
              <dc:date>2012-09-04T14:51:00</dc:date>
            </office:change-info>
          </text:insertion>
        </text:changed-region>
        <text:changed-region xml:id="ct180652448" text:id="ct180652448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80544872" text:id="ct180544872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80544640" text:id="ct180544640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75866208" text:id="ct175866208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82863968" text:id="ct182863968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80971144" text:id="ct180971144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182086208" text:id="ct182086208">
          <text:insertion>
            <office:change-info>
              <dc:creator>Unknown Author</dc:creator>
              <dc:date>2012-09-03T11:17:00</dc:date>
            </office:change-info>
          </text:insertion>
        </text:changed-region>
        <text:changed-region xml:id="ct182086520" text:id="ct182086520">
          <text:insertion>
            <office:change-info>
              <dc:creator>Unknown Author</dc:creator>
              <dc:date>2012-09-03T10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1">TAX INVOICE<text:line-break/></text:span><text:span text:style-name="T2">Fine Contacts</text:span></text:p>
      <text:p text:style-name="P14">G-019, Asha Industries Estate, Veer Savarkar Marg, Virar(East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M/s:<text:change-start text:change-id="ct183045608"/>custname<text:change-end text:change-id="ct183045608"/></text:p>
            <text:p text:style-name="P11"><text:change-start text:change-id="ct175640680"/>custadd<text:change-end text:change-id="ct175640680"/></text:p>
          </table:table-cell>
          <table:table-cell table:style-name="Table1.B1" office:value-type="string">
            <text:p text:style-name="Table_20_Contents"><text:span text:style-name="T1">Invoice No: </text:span><text:change-start text:change-id="ct180972680"/><text:span text:style-name="T1">billno</text:span><text:change-end text:change-id="ct180972680"/><text:span text:style-name="T1"> </text:span><text:span text:style-name="T5"><text:s text:c="7"/></text:span></text:p>
          </table:table-cell>
          <table:table-cell table:style-name="Table1.C1" office:value-type="string">
            <text:p text:style-name="P6"><text:span text:style-name="T7">Date</text:span><text:span text:style-name="T8">:</text:span> <text:change-start text:change-id="ct181934744"/>date<text:change-end text:change-id="ct181934744"/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"><text:span text:style-name="T9">Challan No: </text:span><text:change-start text:change-id="ct182306800"/><text:span text:style-name="T9">challanno</text:span><text:change-end text:change-id="ct182306800"/><text:span text:style-name="T6"> </text:span></text:p>
          </table:table-cell>
          <table:table-cell table:style-name="Table1.C2" office:value-type="string">
            <text:p text:style-name="P6"><text:span text:style-name="T6"><text:s/></text:span><text:span text:style-name="T9">Date:</text:span><text:change-start text:change-id="ct183205464"/><text:span text:style-name="T9">datech</text:span><text:change-end text:change-id="ct183205464"/></text:p>
          </table:table-cell>
        </table:table-row>
      </table:table>
      <text:p text:style-name="Table_20_Contents"><text:tab/><text:tab/></text:p>
      <text:p text:style-name="Table_20_Contents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7">Sr.</text:p>
            <text:p text:style-name="P7"><text:s/>No</text:p>
          </table:table-cell>
          <table:table-cell table:style-name="Table2.A1" table:number-rows-spanned="2" office:value-type="string">
            <text:p text:style-name="P7">PARTICULARS</text:p>
          </table:table-cell>
          <table:table-cell table:style-name="Table2.A1" table:number-rows-spanned="2" office:value-type="string">
            <text:p text:style-name="P7">Quantity</text:p>
          </table:table-cell>
          <table:table-cell table:style-name="Table2.A1" table:number-rows-spanned="2" office:value-type="string">
            <text:p text:style-name="P7">Rate</text:p>
          </table:table-cell>
          <table:table-cell table:style-name="Table2.E1" table:number-columns-spanned="2" office:value-type="string">
            <text:p text:style-name="P7">Amount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table:number-columns-spanned="2" office:value-type="string">
            <text:p text:style-name="P7"><text:s text:c="12"/>Rs. <text:s text:c="19"/>P.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Table_20_Contents"><text:change-start text:change-id="ct181230496"/>sr1<text:change-end text:change-id="ct181230496"/></text:p>
          </table:table-cell>
          <table:table-cell table:style-name="Table2.B3" office:value-type="string">
            <text:p text:style-name="P10"><text:change-start text:change-id="ct181230664"/>par1<text:change-end text:change-id="ct181230664"/></text:p>
          </table:table-cell>
          <table:table-cell table:style-name="Table2.C3" office:value-type="string">
            <text:p text:style-name="P8"><text:change-start text:change-id="ct181230832"/>no1<text:change-end text:change-id="ct181230832"/></text:p>
          </table:table-cell>
          <table:table-cell table:style-name="Table2.D3" office:value-type="string">
            <text:p text:style-name="P8"><text:change-start text:change-id="ct181231000"/>ra1<text:change-end text:change-id="ct181231000"/></text:p>
          </table:table-cell>
          <table:table-cell table:style-name="Table2.E3" office:value-type="string">
            <text:p text:style-name="P8"><text:change-start text:change-id="ct181231168"/>rs1<text:change-end text:change-id="ct181231168"/></text:p>
          </table:table-cell>
          <table:table-cell table:style-name="Table2.F3" office:value-type="string">
            <text:p text:style-name="P8"><text:change-start text:change-id="ct180923768"/>rp1<text:change-end text:change-id="ct18092376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0923936"/>sr2<text:change-end text:change-id="ct180923936"/></text:p>
          </table:table-cell>
          <table:table-cell table:style-name="Table2.B12" office:value-type="string">
            <text:p text:style-name="P10"><text:change-start text:change-id="ct180924104"/>par2<text:change-end text:change-id="ct180924104"/></text:p>
          </table:table-cell>
          <table:table-cell table:style-name="Table2.C12" office:value-type="string">
            <text:p text:style-name="P8"><text:change-start text:change-id="ct180924272"/>no2<text:change-end text:change-id="ct180924272"/></text:p>
          </table:table-cell>
          <table:table-cell table:style-name="Table2.D12" office:value-type="string">
            <text:p text:style-name="P8"><text:change-start text:change-id="ct180924440"/>ra2<text:change-end text:change-id="ct180924440"/></text:p>
          </table:table-cell>
          <table:table-cell table:style-name="Table2.E12" office:value-type="string">
            <text:p text:style-name="P8"><text:change-start text:change-id="ct180550000"/>rs2<text:change-end text:change-id="ct180550000"/></text:p>
          </table:table-cell>
          <table:table-cell table:style-name="Table2.F12" office:value-type="string">
            <text:p text:style-name="P8"><text:change-start text:change-id="ct180720240"/>rp2<text:change-end text:change-id="ct180720240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0720408"/>sr3<text:change-end text:change-id="ct180720408"/></text:p>
          </table:table-cell>
          <table:table-cell table:style-name="Table2.B12" office:value-type="string">
            <text:p text:style-name="P10"><text:change-start text:change-id="ct180720576"/>par3<text:change-end text:change-id="ct180720576"/></text:p>
          </table:table-cell>
          <table:table-cell table:style-name="Table2.C12" office:value-type="string">
            <text:p text:style-name="P8"><text:change-start text:change-id="ct180720744"/>no3<text:change-end text:change-id="ct180720744"/></text:p>
          </table:table-cell>
          <table:table-cell table:style-name="Table2.D12" office:value-type="string">
            <text:p text:style-name="P8"><text:change-start text:change-id="ct180720912"/>ra3<text:change-end text:change-id="ct180720912"/></text:p>
          </table:table-cell>
          <table:table-cell table:style-name="Table2.E12" office:value-type="string">
            <text:p text:style-name="P8"><text:change-start text:change-id="ct175923992"/>rs3<text:change-end text:change-id="ct175923992"/></text:p>
          </table:table-cell>
          <table:table-cell table:style-name="Table2.F12" office:value-type="string">
            <text:p text:style-name="P8"><text:change-start text:change-id="ct175924088"/>rp3<text:change-end text:change-id="ct17592408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75924400"/>sr4<text:change-end text:change-id="ct175924400"/></text:p>
          </table:table-cell>
          <table:table-cell table:style-name="Table2.B12" office:value-type="string">
            <text:p text:style-name="P10"><text:change-start text:change-id="ct175924568"/>par4<text:change-end text:change-id="ct175924568"/></text:p>
          </table:table-cell>
          <table:table-cell table:style-name="Table2.C12" office:value-type="string">
            <text:p text:style-name="P8"><text:change-start text:change-id="ct175924736"/>no4<text:change-end text:change-id="ct175924736"/></text:p>
          </table:table-cell>
          <table:table-cell table:style-name="Table2.D12" office:value-type="string">
            <text:p text:style-name="P8"><text:change-start text:change-id="ct175924832"/>ra4<text:change-end text:change-id="ct175924832"/></text:p>
          </table:table-cell>
          <table:table-cell table:style-name="Table2.E12" office:value-type="string">
            <text:p text:style-name="P8"><text:change-start text:change-id="ct182863328"/>rs4<text:change-end text:change-id="ct182863328"/></text:p>
          </table:table-cell>
          <table:table-cell table:style-name="Table2.F12" office:value-type="string">
            <text:p text:style-name="P8"><text:change-start text:change-id="ct182863552"/>rp4<text:change-end text:change-id="ct182863552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2863648"/>sr5<text:change-end text:change-id="ct182863648"/></text:p>
          </table:table-cell>
          <table:table-cell table:style-name="Table2.B12" office:value-type="string">
            <text:p text:style-name="P10"><text:change-start text:change-id="ct182863744"/>par5<text:change-end text:change-id="ct182863744"/></text:p>
          </table:table-cell>
          <table:table-cell table:style-name="Table2.C12" office:value-type="string">
            <text:p text:style-name="P8"><text:change-start text:change-id="ct175680512"/>no5<text:change-end text:change-id="ct175680512"/></text:p>
          </table:table-cell>
          <table:table-cell table:style-name="Table2.D12" office:value-type="string">
            <text:p text:style-name="P8"><text:change-start text:change-id="ct175680608"/>ra5<text:change-end text:change-id="ct175680608"/></text:p>
          </table:table-cell>
          <table:table-cell table:style-name="Table2.E12" office:value-type="string">
            <text:p text:style-name="P8"><text:change-start text:change-id="ct175680864"/>rs5<text:change-end text:change-id="ct175680864"/></text:p>
          </table:table-cell>
          <table:table-cell table:style-name="Table2.F12" office:value-type="string">
            <text:p text:style-name="P8"><text:change-start text:change-id="ct175680960"/>rp5<text:change-end text:change-id="ct175680960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75681184"/>sr6<text:change-end text:change-id="ct175681184"/></text:p>
          </table:table-cell>
          <table:table-cell table:style-name="Table2.B12" office:value-type="string">
            <text:p text:style-name="P10"><text:change-start text:change-id="ct175681280"/>par6<text:change-end text:change-id="ct175681280"/></text:p>
          </table:table-cell>
          <table:table-cell table:style-name="Table2.C12" office:value-type="string">
            <text:p text:style-name="P8"><text:change-start text:change-id="ct180720104"/>no6<text:change-end text:change-id="ct180720104"/></text:p>
          </table:table-cell>
          <table:table-cell table:style-name="Table2.D12" office:value-type="string">
            <text:p text:style-name="P8"><text:change-start text:change-id="ct182184440"/>ra6<text:change-end text:change-id="ct182184440"/></text:p>
          </table:table-cell>
          <table:table-cell table:style-name="Table2.E12" office:value-type="string">
            <text:p text:style-name="P8"><text:change-start text:change-id="ct182184664"/>rs6<text:change-end text:change-id="ct182184664"/></text:p>
          </table:table-cell>
          <table:table-cell table:style-name="Table2.F12" office:value-type="string">
            <text:p text:style-name="P8"><text:change-start text:change-id="ct182184888"/>rp6<text:change-end text:change-id="ct18218488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2185264"/>sr7<text:change-end text:change-id="ct182185264"/></text:p>
          </table:table-cell>
          <table:table-cell table:style-name="Table2.B12" office:value-type="string">
            <text:p text:style-name="P10"><text:change-start text:change-id="ct182185112"/>par7<text:change-end text:change-id="ct182185112"/></text:p>
          </table:table-cell>
          <table:table-cell table:style-name="Table2.C12" office:value-type="string">
            <text:p text:style-name="P8"><text:change-start text:change-id="ct182538064"/>no7<text:change-end text:change-id="ct182538064"/></text:p>
          </table:table-cell>
          <table:table-cell table:style-name="Table2.D12" office:value-type="string">
            <text:p text:style-name="P8"><text:change-start text:change-id="ct182538232"/>ra7<text:change-end text:change-id="ct182538232"/></text:p>
          </table:table-cell>
          <table:table-cell table:style-name="Table2.E12" office:value-type="string">
            <text:p text:style-name="P8"><text:change-start text:change-id="ct182538400"/>rs7<text:change-end text:change-id="ct182538400"/></text:p>
          </table:table-cell>
          <table:table-cell table:style-name="Table2.F12" office:value-type="string">
            <text:p text:style-name="P8"><text:change-start text:change-id="ct182538568"/>rp7<text:change-end text:change-id="ct18253856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2538736"/>sr8<text:change-end text:change-id="ct182538736"/></text:p>
          </table:table-cell>
          <table:table-cell table:style-name="Table2.B12" office:value-type="string">
            <text:p text:style-name="P10"><text:change-start text:change-id="ct175023616"/>par8<text:change-end text:change-id="ct175023616"/></text:p>
          </table:table-cell>
          <table:table-cell table:style-name="Table2.C12" office:value-type="string">
            <text:p text:style-name="P8"><text:change-start text:change-id="ct175023712"/>no8<text:change-end text:change-id="ct175023712"/></text:p>
          </table:table-cell>
          <table:table-cell table:style-name="Table2.D12" office:value-type="string">
            <text:p text:style-name="P8"><text:change-start text:change-id="ct175023880"/>ra8<text:change-end text:change-id="ct175023880"/></text:p>
          </table:table-cell>
          <table:table-cell table:style-name="Table2.E12" office:value-type="string">
            <text:p text:style-name="P8"><text:change-start text:change-id="ct175024048"/>rs8<text:change-end text:change-id="ct175024048"/></text:p>
          </table:table-cell>
          <table:table-cell table:style-name="Table2.F12" office:value-type="string">
            <text:p text:style-name="P8"><text:change-start text:change-id="ct175024216"/>rp8<text:change-end text:change-id="ct175024216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75024456"/>sr9<text:change-end text:change-id="ct175024456"/></text:p>
          </table:table-cell>
          <table:table-cell table:style-name="Table2.B12" office:value-type="string">
            <text:p text:style-name="P10"><text:change-start text:change-id="ct175865440"/>par9<text:change-end text:change-id="ct175865440"/></text:p>
          </table:table-cell>
          <table:table-cell table:style-name="Table2.C12" office:value-type="string">
            <text:p text:style-name="P8"><text:change-start text:change-id="ct175865608"/>no9<text:change-end text:change-id="ct175865608"/></text:p>
          </table:table-cell>
          <table:table-cell table:style-name="Table2.D12" office:value-type="string">
            <text:p text:style-name="P8"><text:change-start text:change-id="ct175865776"/>ra9<text:change-end text:change-id="ct175865776"/></text:p>
          </table:table-cell>
          <table:table-cell table:style-name="Table2.E12" office:value-type="string">
            <text:p text:style-name="P8"><text:change-start text:change-id="ct175865944"/>rs9<text:change-end text:change-id="ct175865944"/></text:p>
          </table:table-cell>
          <table:table-cell table:style-name="Table2.F12" office:value-type="string">
            <text:p text:style-name="P8"><text:change-start text:change-id="ct175866112"/>rp9<text:change-end text:change-id="ct175866112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182538904"/>sr10<text:change-end text:change-id="ct182538904"/></text:p>
          </table:table-cell>
          <table:table-cell table:style-name="Table2.B12" office:value-type="string">
            <text:p text:style-name="P10"><text:change-start text:change-id="ct180970328"/>par10<text:change-end text:change-id="ct180970328"/></text:p>
          </table:table-cell>
          <table:table-cell table:style-name="Table2.C12" office:value-type="string">
            <text:p text:style-name="P8"><text:change-start text:change-id="ct180970496"/>no10<text:change-end text:change-id="ct180970496"/></text:p>
          </table:table-cell>
          <table:table-cell table:style-name="Table2.D12" office:value-type="string">
            <text:p text:style-name="P8"><text:change-start text:change-id="ct180970664"/>ra10<text:change-end text:change-id="ct180970664"/></text:p>
          </table:table-cell>
          <table:table-cell table:style-name="Table2.E12" office:value-type="string">
            <text:p text:style-name="P8"><text:change-start text:change-id="ct180970832"/>rs10<text:change-end text:change-id="ct180970832"/></text:p>
          </table:table-cell>
          <table:table-cell table:style-name="Table2.F12" office:value-type="string">
            <text:p text:style-name="P8"><text:change-start text:change-id="ct180697472"/>rp10<text:change-end text:change-id="ct180697472"/></text:p>
          </table:table-cell>
        </table:table-row>
        <table:table-row table:style-name="Table2.3">
          <table:table-cell table:style-name="Table2.A13" office:value-type="string">
            <text:p text:style-name="Table_20_Contents"/>
          </table:table-cell>
          <table:table-cell table:style-name="Table2.B13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C13" office:value-type="string">
            <text:p text:style-name="P8"/>
          </table:table-cell>
          <table:table-cell table:style-name="Table2.D13" office:value-type="string">
            <text:p text:style-name="P8"/>
          </table:table-cell>
          <table:table-cell table:style-name="Table2.E13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15" table:number-rows-spanned="2" table:number-columns-spanned="2" office:value-type="string">
            <text:p text:style-name="P9">Rupees:<text:change-start text:change-id="ct180697704"/><text:span text:style-name="T4">word</text:span><text:change-end text:change-id="ct180697704"/></text:p>
          </table:table-cell>
          <table:covered-table-cell/>
          <table:table-cell table:style-name="Table2.C16" table:number-columns-spanned="2" office:value-type="string">
            <text:p text:style-name="P2">Total</text:p>
          </table:table-cell>
          <table:covered-table-cell/>
          <table:table-cell table:style-name="Table2.E16" office:value-type="string">
            <text:p text:style-name="P8"><text:change-start text:change-id="ct180652448"/>totalrs<text:change-end text:change-id="ct180652448"/></text:p>
          </table:table-cell>
          <table:table-cell table:style-name="Table2.E2" office:value-type="string">
            <text:p text:style-name="P8"><text:change-start text:change-id="ct180544872"/>totalps<text:change-end text:change-id="ct180544872"/></text:p>
          </table:table-cell>
        </table:table-row>
        <table:table-row>
          <table:covered-table-cell/>
          <table:covered-table-cell/>
          <table:table-cell table:style-name="Table2.C16" table:number-columns-spanned="2" office:value-type="string">
            <text:p text:style-name="P3">VAT <text:s/><text:change-start text:change-id="ct180544640"/>vat<text:change-end text:change-id="ct180544640"/> %</text:p>
          </table:table-cell>
          <table:covered-table-cell/>
          <table:table-cell table:style-name="Table2.E16" office:value-type="string">
            <text:p text:style-name="P8"><text:change-start text:change-id="ct175866208"/>vatrs<text:change-end text:change-id="ct175866208"/></text:p>
          </table:table-cell>
          <table:table-cell table:style-name="Table2.E2" office:value-type="string">
            <text:p text:style-name="P8"><text:change-start text:change-id="ct182863968"/>vatps<text:change-end text:change-id="ct182863968"/></text:p>
          </table:table-cell>
        </table:table-row>
        <table:table-row>
          <table:table-cell table:style-name="Table2.A17" table:number-rows-spanned="2" table:number-columns-spanned="2" office:value-type="string">
            <text:p text:style-name="P1"/>
            <text:p text:style-name="P1">VAT TIN NO. 27550349282V w.e.f 01/04/06 <text:s text:c="22"/>CST TIN NO. 27550349282C <text:s/>w.e.f 01/04/06</text:p>
          </table:table-cell>
          <table:covered-table-cell/>
          <table:table-cell table:style-name="Table2.C16" table:number-columns-spanned="2" office:value-type="string">
            <text:p text:style-name="P8">P &amp; F</text:p>
          </table:table-cell>
          <table:covered-table-cell/>
          <table:table-cell table:style-name="Table2.E16" office:value-type="string">
            <text:p text:style-name="P8"><text:change-start text:change-id="ct180971144"/>roundoffrs<text:change-end text:change-id="ct180971144"/></text:p>
          </table:table-cell>
          <table:table-cell table:style-name="Table2.E2" office:value-type="string">
            <text:p text:style-name="P8"><text:change-start text:change-id="ct182086208"/>roundofps<text:change-end text:change-id="ct182086208"/></text:p>
          </table:table-cell>
        </table:table-row>
        <table:table-row>
          <table:covered-table-cell/>
          <table:covered-table-cell/>
          <table:table-cell table:style-name="Table2.C17" table:number-columns-spanned="2" office:value-type="string">
            <text:p text:style-name="P8">Grand Total</text:p>
          </table:table-cell>
          <table:covered-table-cell/>
          <table:table-cell table:style-name="Table2.E17" office:value-type="string">
            <text:p text:style-name="P8"><text:change-start text:change-id="ct182086520"/>grdtotal<text:change-end text:change-id="ct182086520"/></text:p>
          </table:table-cell>
          <table:table-cell table:style-name="Table2.F17" office:value-type="string">
            <text:p text:style-name="P8">00</text:p>
          </table:table-cell>
        </table:table-row>
      </table:table>
      <text:p text:style-name="P5"/>
      <text:p text:style-name="P5">I/We hereby certify that my/our registration certificate under the Mahrashtra Value<text:line-break/>Added Tax Act 2002 is in force on the date on which the sale of the goods specified in this tax<text:line-break/>tax invoice is made by me/us and that the transaction of sale covered by this tax invoice<text:tab/><text:tab/><text:tab/><text:span text:style-name="T3">For Fine Contacts</text:span><text:line-break/>has been effected by me/us it shall be accounted or in the turnover of sales while filling<text:line-break/>of return and the due tax, if any, payable on the sale has been paid or shall be paid*</text:p>
      <text:p text:style-name="P1"/>
      <text:p text:style-name="P1"><text:tab/><text:tab/><text:tab/> <text:s text:c="2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-top="0.79pt double #000000" fo:border-bottom="0.79pt double #000000" fo:border-left="0.79pt double #000000" fo:border-right="0.79pt double #000000" style:border-line-width-top="0.028cm 0.035cm 0.028cm" style:border-line-width-bottom="0.014cm 0.035cm 0.028cm" style:border-line-width-left="0.014cm 0.035cm 0.028cm" style:border-line-width-right="0.014cm 0.035cm 0.028cm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7T14:23:10</dc:date>
    <meta:editing-duration>PT1H11M48S</meta:editing-duration>
    <meta:editing-cycles>87</meta:editing-cycles>
    <meta:generator>LibreOffice/3.5$Linux_x86 LibreOffice_project/350m1$Build-2</meta:generator>
    <meta:print-date>2012-09-01T15:12:08</meta:print-date>
    <meta:document-statistic meta:table-count="2" meta:image-count="0" meta:object-count="0" meta:page-count="1" meta:paragraph-count="92" meta:word-count="209" meta:character-count="1137" meta:non-whitespace-character-count="921"/>
  </office:meta>
</office:document-meta>
</file>